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c651" officeooo:paragraph-rsid="0015c651"/>
    </style:style>
    <style:style style:name="P2" style:family="paragraph" style:parent-style-name="Standard">
      <style:text-properties fo:font-weight="bold" officeooo:rsid="0015c651" officeooo:paragraph-rsid="0015c651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5c651" officeooo:paragraph-rsid="0015c651" style:font-weight-asian="bold" style:font-weight-complex="bold"/>
    </style:style>
    <style:style style:name="P4" style:family="paragraph" style:parent-style-name="Standard">
      <style:text-properties style:use-window-font-color="true" fo:font-weight="normal" officeooo:rsid="0015c651" officeooo:paragraph-rsid="0015c651" style:font-weight-asian="normal" style:font-weight-complex="normal"/>
    </style:style>
    <style:style style:name="P5" style:family="paragraph" style:parent-style-name="Standard">
      <style:text-properties style:use-window-font-color="true" fo:font-weight="normal" officeooo:rsid="0015c651" officeooo:paragraph-rsid="00178be4" style:font-weight-asian="normal" style:font-weight-complex="normal"/>
    </style:style>
    <style:style style:name="P6" style:family="paragraph" style:parent-style-name="Standard">
      <style:text-properties officeooo:rsid="0015c651" officeooo:paragraph-rsid="0015c651"/>
    </style:style>
    <style:style style:name="P7" style:family="paragraph" style:parent-style-name="Standard">
      <style:text-properties officeooo:rsid="0015c651" officeooo:paragraph-rsid="00178be4"/>
    </style:style>
    <style:style style:name="P8" style:family="paragraph" style:parent-style-name="Standard">
      <style:text-properties officeooo:rsid="0015c651" officeooo:paragraph-rsid="001b25bc"/>
    </style:style>
    <style:style style:name="T1" style:family="text">
      <style:text-properties fo:color="#800000" fo:font-weight="bold" style:font-weight-asian="bold" style:font-weight-complex="bold"/>
    </style:style>
    <style:style style:name="T2" style:family="text">
      <style:text-properties style:use-window-font-color="true" fo:font-weight="normal" style:font-weight-asian="normal" style:font-weight-complex="normal"/>
    </style:style>
    <style:style style:name="T3" style:family="text">
      <style:text-properties officeooo:rsid="00178be4"/>
    </style:style>
    <style:style style:name="T4" style:family="text">
      <style:text-properties style:text-position="super 58%" officeooo:rsid="00178be4"/>
    </style:style>
    <style:style style:name="T5" style:family="text">
      <style:text-properties style:text-position="0% 100%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officeooo:rsid="001b25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tab/>Paris le 25/04/2017</text:p>
      <text:p text:style-name="P1"><text:tab/><text:tab/><text:tab/><text:tab/><text:tab/><text:tab/><text:tab/><text:span text:style-name="T3">modifié le 1</text:span><text:span text:style-name="T4">er</text:span><text:span text:style-name="T3"> Mai 2017</text:span></text:p>
      <text:p text:style-name="P1"/>
      <text:p text:style-name="P2"/>
      <text:p text:style-name="P2">Cahier des charges</text:p>
      <text:p text:style-name="P2">==============</text:p>
      <text:p text:style-name="P1"/>
      <text:p text:style-name="P1"><text:span text:style-name="T6">site de e-commerce</text:span></text:p>
      <text:p text:style-name="P1"><text:tab/></text:p>
      <text:p text:style-name="P7"><text:tab/>Le site de e-commerce aura pour vocation la vente de box <text:span text:style-name="T1">n’gondo </text:span><text:span text:style-name="T2">et la vente de recharges <text:tab/></text:span></text:p>
      <text:p text:style-name="P7"><text:span text:style-name="T2"/></text:p>
      <text:p text:style-name="P7"><text:span text:style-name="T2"><text:tab/>d’unités de différents montant.</text:span></text:p>
      <text:p text:style-name="P4"/>
      <text:p text:style-name="P5"><text:tab/>Le client qui visitera le site doit être capable de sélectionner une box n’gondo avec deux <text:tab/></text:p>
      <text:p text:style-name="P5"/>
      <text:p text:style-name="P5"><text:tab/>choix possible (hd et totem) et de sélectionner une ou plusieurs recharge.</text:p>
      <text:p text:style-name="P4"><text:s/></text:p>
      <text:p text:style-name="P7"><text:tab/>Le client doit pouvoir ouvrir un compte sur le site et indiquer entre autre une adresse de <text:tab/></text:p>
      <text:p text:style-name="P7"/>
      <text:p text:style-name="P7"><text:tab/>livraison <text:span text:style-name="T3">l</text:span>e client doit pouvoir payer par CB, Visa, Mastercard.</text:p>
      <text:p text:style-name="P1"/>
      <text:p text:style-name="P1"><text:tab/>Le client doit pouvoir modifier son panier,</text:p>
      <text:p text:style-name="P1"/>
      <text:p text:style-name="P7"><text:tab/><text:span text:style-name="T3">il faut également prévoir une page pour administrer la box c’est à dire :</text:span></text:p>
      <text:p text:style-name="P7"/>
      <text:p text:style-name="P7"><text:tab/><text:tab/><text:span text:style-name="T3">Activer la box</text:span></text:p>
      <text:p text:style-name="P7"><text:tab/><text:tab/></text:p>
      <text:p text:style-name="P7"><text:span text:style-name="T3"><text:tab/><text:tab/>Consulter le crédit</text:span></text:p>
      <text:p text:style-name="P7"><text:tab/><text:tab/></text:p>
      <text:p text:style-name="P7"><text:tab/><text:span text:style-name="T7">c’est ici qu’on enverra des commandes vers la box, techniquement il faudra envoyer </text:span></text:p>
      <text:p text:style-name="P8"><text:tab/></text:p>
      <text:p text:style-name="P8"><text:span text:style-name="T7"><text:tab/>du flux soap, des fichiers XML qui vont représenter les commandes et lire les réponses.</text:span></text:p>
      <text:p text:style-name="P8"/>
      <text:p text:style-name="P8"><text:span text:style-name="T7"><text:tab/>Pendant la phase d’activation animer une barre de progression, si l’activation réussie </text:span></text:p>
      <text:p text:style-name="P8"/>
      <text:p text:style-name="P8"><text:span text:style-name="T7"><text:tab/>afficher un bouton vert et un bouton rouge en cas d’échec.</text:span></text:p>
      <text:p text:style-name="P8"><text:span text:style-name="T7"><text:s/></text:span></text:p>
      <text:p text:style-name="P7"><text:tab/></text:p>
      <text:p text:style-name="P7"><text:span text:style-name="T3"><text:tab/>D’autre part le client doit pouvoir louer la box, il faut prévoir aussi la location des Box</text:span></text:p>
      <text:p text:style-name="P7"/>
      <text:p text:style-name="P7"><text:span text:style-name="T3"><text:tab/>il faut gérer les frais de port</text:span></text:p>
      <text:p text:style-name="P7"/>
      <text:p text:style-name="P7"><text:span text:style-name="T3"><text:tab/>il faut prévoir les CGV ( conditions générales de ventes) </text:span></text:p>
      <text:p text:style-name="P1"/>
      <text:p text:style-name="P3">Interface php/javascript</text:p>
      <text:p text:style-name="P1"/>
      <text:p text:style-name="P1"><text:tab/>cette page va émettre dex fichiers xml en utilisant SOAP afin de dialoguer avec un service <text:tab/>web, le service web est représenté par le device qui n’est autre qu’une box n’gondo.</text:p>
      <text:p text:style-name="P1"/>
      <text:p text:style-name="P1"><text:tab/>Cette box sera connecté au pc</text:p>
      <text:p text:style-name="P1"/>
      <text:p text:style-name="P1"><text:tab/>l’adresse ip de la box est fixe et configurable dans un .ini ou .xml</text:p>
      <text:p text:style-name="P1"><text:soft-page-break/></text:p>
      <text:p text:style-name="P1"><text:tab/>les fichiers xml dont le format sera précisé dans les spécifications que j’enverrais plus tard</text:p>
      <text:p text:style-name="P1"><text:tab/></text:p>
      <text:p text:style-name="P1"><text:tab/>permettront de réaliser certaines commandes qui seront préciser plus tard dans les specs.</text:p>
      <text:p text:style-name="P1"/>
      <text:p text:style-name="P1"><text:tab/>Il faut savoir que n’gondo posséde des drivers qui une fois installé sur un pc sous windows <text:tab/>ou linux <text:s/>transforme le port usb en port ethernet d’adresse 192.168.8.1 <text:s/>(cette adresse doit <text:tab/>être configurable)</text:p>
      <text:p text:style-name="P1"/>
      <text:p text:style-name="P1"><text:span text:style-name="T6">Serveur de sms</text:span></text:p>
      <text:p text:style-name="P1"/>
      <text:p text:style-name="P1"><text:tab/>le protocole de ce service sera présenter plus tard</text:p>
      <text:p text:style-name="P1"/>
      <text:p text:style-name="P1"/>
      <text:p text:style-name="P3">Appli mobile</text:p>
      <text:p text:style-name="P1"/>
      <text:p text:style-name="P1"><text:tab/>les applis mobiles ios, android, windows phone devront posséder les mêmes fonctionnalités</text:p>
      <text:p text:style-name="P1"><text:tab/>que le site we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00:28:30.776000000</meta:creation-date>
    <dc:date>2017-05-01T18:02:21.332000000</dc:date>
    <meta:editing-duration>PT9M13S</meta:editing-duration>
    <meta:editing-cycles>6</meta:editing-cycles>
    <meta:generator>LibreOffice/5.2.2.2$Windows_x86 LibreOffice_project/8f96e87c890bf8fa77463cd4b640a2312823f3ad</meta:generator>
    <meta:document-statistic meta:table-count="0" meta:image-count="0" meta:object-count="0" meta:page-count="2" meta:paragraph-count="42" meta:word-count="347" meta:character-count="2099" meta:non-whitespace-character-count="1720"/>
  </office:meta>
</office:document-meta>
</file>